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7.029cm" svg:x="0.026cm" svg:y="3.541cm" svg:viewBox="0 0 14061 7030" svg:d="M12303 7030l455-59M12758 6971l424-176M13182 6795l364-279M13546 6516l279-364M13825 6152l176-424M14001 5728l60-455M14061 5273v-3516M14061 1757M14061 1757l-60-454M14001 1303l-176-424M13825 879l-279-364M13546 515l-364-280M13182 235l-424-175M12758 60l-455-60M12303 0h-10545M1758 0M1758 0l-455 60M1303 60l-424 175M879 235l-364 280M515 515l-279 364M236 879l-176 424M60 1303l-60 454M0 1757v3516M0 5273M0 5273l60 455M60 5728l176 424M236 6152l279 364M515 6516l364 279M879 6795l424 176M1303 6971l455 59M1758 7030h1054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